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5fd" officeooo:paragraph-rsid="0016b5fd"/>
    </style:style>
    <style:style style:name="P2" style:family="paragraph" style:parent-style-name="Standard">
      <style:text-properties officeooo:rsid="0019cd3c" officeooo:paragraph-rsid="0019cd3c"/>
    </style:style>
    <style:style style:name="P3" style:family="paragraph" style:parent-style-name="Standard">
      <style:text-properties officeooo:rsid="0019cd3c" officeooo:paragraph-rsid="001e6a1b"/>
    </style:style>
    <style:style style:name="P4" style:family="paragraph" style:parent-style-name="Standard">
      <style:text-properties officeooo:rsid="001e6a1b" officeooo:paragraph-rsid="001e6a1b"/>
    </style:style>
    <style:style style:name="P5" style:family="paragraph" style:parent-style-name="Standard">
      <style:text-properties officeooo:rsid="001fa8bb" officeooo:paragraph-rsid="001fa8bb"/>
    </style:style>
    <style:style style:name="P6" style:family="paragraph" style:parent-style-name="Standard">
      <style:text-properties officeooo:rsid="001fa8bb" officeooo:paragraph-rsid="00222adb"/>
    </style:style>
    <style:style style:name="P7" style:family="paragraph" style:parent-style-name="Standard">
      <style:text-properties officeooo:rsid="002529a8" officeooo:paragraph-rsid="002529a8"/>
    </style:style>
    <style:style style:name="P8" style:family="paragraph" style:parent-style-name="Standard">
      <style:paragraph-properties fo:text-align="start" style:justify-single-word="false"/>
      <style:text-properties officeooo:rsid="002529a8" officeooo:paragraph-rsid="002529a8"/>
    </style:style>
    <style:style style:name="P9" style:family="paragraph" style:parent-style-name="Standard">
      <style:paragraph-properties fo:text-align="start" style:justify-single-word="false"/>
      <style:text-properties officeooo:rsid="001b2602" officeooo:paragraph-rsid="001b2602"/>
    </style:style>
    <style:style style:name="P10" style:family="paragraph" style:parent-style-name="Standard">
      <style:paragraph-properties fo:text-align="start" style:justify-single-word="false"/>
      <style:text-properties officeooo:rsid="001b2602" officeooo:paragraph-rsid="001b2602"/>
    </style:style>
    <style:style style:name="P11" style:family="paragraph" style:parent-style-name="Standard">
      <style:paragraph-properties fo:text-align="center" style:justify-single-word="false"/>
      <style:text-properties officeooo:rsid="0028161c" officeooo:paragraph-rsid="0028161c"/>
    </style:style>
    <style:style style:name="P12" style:family="paragraph" style:parent-style-name="Standard">
      <style:paragraph-properties fo:text-align="start" style:justify-single-word="false"/>
      <style:text-properties officeooo:rsid="0028161c" officeooo:paragraph-rsid="0028161c"/>
    </style:style>
    <style:style style:name="P13" style:family="paragraph" style:parent-style-name="Standard">
      <style:paragraph-properties fo:text-align="justify" style:justify-single-word="false"/>
      <style:text-properties officeooo:rsid="0028161c" officeooo:paragraph-rsid="0028161c"/>
    </style:style>
    <style:style style:name="P14" style:family="paragraph" style:parent-style-name="Standard">
      <style:paragraph-properties fo:text-align="start" style:justify-single-word="false"/>
      <style:text-properties officeooo:rsid="00289861" officeooo:paragraph-rsid="00289861"/>
    </style:style>
    <style:style style:name="P15" style:family="paragraph" style:parent-style-name="Standard">
      <style:paragraph-properties fo:text-align="justify" style:justify-single-word="false"/>
      <style:text-properties officeooo:rsid="00289861" officeooo:paragraph-rsid="00289861"/>
    </style:style>
    <style:style style:name="P16" style:family="paragraph" style:parent-style-name="Standard">
      <style:paragraph-properties fo:text-align="justify" style:justify-single-word="false"/>
      <style:text-properties officeooo:rsid="00289861" officeooo:paragraph-rsid="00309f6c"/>
    </style:style>
    <style:style style:name="P17" style:family="paragraph" style:parent-style-name="Standard">
      <style:paragraph-properties fo:text-align="justify" style:justify-single-word="false"/>
      <style:text-properties officeooo:rsid="002ad7d4" officeooo:paragraph-rsid="002ad7d4"/>
    </style:style>
    <style:style style:name="P18" style:family="paragraph" style:parent-style-name="Standard">
      <style:paragraph-properties fo:text-align="justify" style:justify-single-word="false"/>
      <style:text-properties officeooo:rsid="002f622c" officeooo:paragraph-rsid="002f622c"/>
    </style:style>
    <style:style style:name="P19" style:family="paragraph" style:parent-style-name="Standard">
      <style:paragraph-properties fo:text-align="justify" style:justify-single-word="false"/>
      <style:text-properties officeooo:rsid="003adf43" officeooo:paragraph-rsid="003adf43"/>
    </style:style>
    <style:style style:name="P20" style:family="paragraph" style:parent-style-name="Standard">
      <style:paragraph-properties fo:text-align="justify" style:justify-single-word="false"/>
      <style:text-properties officeooo:rsid="003b9f25" officeooo:paragraph-rsid="003b9f25"/>
    </style:style>
    <style:style style:name="P21" style:family="paragraph" style:parent-style-name="Standard">
      <style:paragraph-properties fo:text-align="justify" style:justify-single-word="false"/>
      <style:text-properties officeooo:rsid="003d4070" officeooo:paragraph-rsid="003d4070"/>
    </style:style>
    <style:style style:name="P22" style:family="paragraph" style:parent-style-name="Standard">
      <style:paragraph-properties fo:text-align="justify" style:justify-single-word="false"/>
      <style:text-properties officeooo:rsid="003eb76c" officeooo:paragraph-rsid="003eb76c"/>
    </style:style>
    <style:style style:name="P23" style:family="paragraph" style:parent-style-name="Standard">
      <style:paragraph-properties fo:text-align="justify" style:justify-single-word="false"/>
      <style:text-properties officeooo:rsid="003eb76c" officeooo:paragraph-rsid="004aaea2"/>
    </style:style>
    <style:style style:name="P24" style:family="paragraph" style:parent-style-name="Standard">
      <style:paragraph-properties fo:text-align="justify" style:justify-single-word="false"/>
      <style:text-properties officeooo:rsid="003f4aef" officeooo:paragraph-rsid="003f4aef"/>
    </style:style>
    <style:style style:name="P25" style:family="paragraph" style:parent-style-name="Standard">
      <style:paragraph-properties fo:text-align="justify" style:justify-single-word="false"/>
      <style:text-properties officeooo:rsid="003fa118" officeooo:paragraph-rsid="003fa118"/>
    </style:style>
    <style:style style:name="P26" style:family="paragraph" style:parent-style-name="Standard">
      <style:paragraph-properties fo:text-align="justify" style:justify-single-word="false"/>
      <style:text-properties officeooo:rsid="00459684" officeooo:paragraph-rsid="00459684"/>
    </style:style>
    <style:style style:name="P27" style:family="paragraph" style:parent-style-name="Standard">
      <style:paragraph-properties fo:text-align="justify" style:justify-single-word="false"/>
      <style:text-properties officeooo:rsid="00465552" officeooo:paragraph-rsid="00465552"/>
    </style:style>
    <style:style style:name="P28" style:family="paragraph" style:parent-style-name="Standard">
      <style:paragraph-properties fo:text-align="justify" style:justify-single-word="false"/>
      <style:text-properties officeooo:paragraph-rsid="002c61bc"/>
    </style:style>
    <style:style style:name="P29" style:family="paragraph" style:parent-style-name="Standard">
      <style:paragraph-properties fo:text-align="justify" style:justify-single-word="false"/>
      <style:text-properties officeooo:rsid="004cedb2" officeooo:paragraph-rsid="004cedb2"/>
    </style:style>
    <style:style style:name="P30" style:family="paragraph" style:parent-style-name="Standard">
      <style:paragraph-properties fo:text-align="start" style:justify-single-word="false"/>
      <style:text-properties officeooo:rsid="004ee90b" officeooo:paragraph-rsid="004ee90b"/>
    </style:style>
    <style:style style:name="P31" style:family="paragraph" style:parent-style-name="Standard">
      <style:paragraph-properties fo:text-align="start" style:justify-single-word="false"/>
      <style:text-properties officeooo:rsid="00515836" officeooo:paragraph-rsid="00515836"/>
    </style:style>
    <style:style style:name="P32" style:family="paragraph" style:parent-style-name="Standard">
      <style:paragraph-properties fo:text-align="start" style:justify-single-word="false"/>
      <style:text-properties officeooo:rsid="00538592" officeooo:paragraph-rsid="00538592"/>
    </style:style>
    <style:style style:name="P33" style:family="paragraph" style:parent-style-name="Standard">
      <style:paragraph-properties fo:text-align="start" style:justify-single-word="false"/>
      <style:text-properties officeooo:rsid="005479fb" officeooo:paragraph-rsid="005479fb"/>
    </style:style>
    <style:style style:name="P34" style:family="paragraph" style:parent-style-name="Standard">
      <style:paragraph-properties fo:text-align="start" style:justify-single-word="false"/>
      <style:text-properties officeooo:rsid="0059cb2b" officeooo:paragraph-rsid="0059cb2b"/>
    </style:style>
    <style:style style:name="P35" style:family="paragraph" style:parent-style-name="Standard">
      <style:paragraph-properties fo:text-align="start" style:justify-single-word="false"/>
      <style:text-properties officeooo:rsid="0059fdbb" officeooo:paragraph-rsid="0059fdbb"/>
    </style:style>
    <style:style style:name="T1" style:family="text">
      <style:text-properties officeooo:rsid="001b2602"/>
    </style:style>
    <style:style style:name="T2" style:family="text">
      <style:text-properties officeooo:rsid="001e6a1b"/>
    </style:style>
    <style:style style:name="T3" style:family="text">
      <style:text-properties officeooo:rsid="002119fb"/>
    </style:style>
    <style:style style:name="T4" style:family="text">
      <style:text-properties officeooo:rsid="00222adb"/>
    </style:style>
    <style:style style:name="T5" style:family="text">
      <style:text-properties officeooo:rsid="00233690"/>
    </style:style>
    <style:style style:name="T6" style:family="text">
      <style:text-properties officeooo:rsid="002529a8"/>
    </style:style>
    <style:style style:name="T7" style:family="text">
      <style:text-properties officeooo:rsid="00264508"/>
    </style:style>
    <style:style style:name="T8" style:family="text">
      <style:text-properties officeooo:rsid="0029c202"/>
    </style:style>
    <style:style style:name="T9" style:family="text">
      <style:text-properties officeooo:rsid="002c61bc"/>
    </style:style>
    <style:style style:name="T10" style:family="text">
      <style:text-properties officeooo:rsid="002c76ca"/>
    </style:style>
    <style:style style:name="T11" style:family="text">
      <style:text-properties officeooo:rsid="002d1c18"/>
    </style:style>
    <style:style style:name="T12" style:family="text">
      <style:text-properties officeooo:rsid="002eba1a"/>
    </style:style>
    <style:style style:name="T13" style:family="text">
      <style:text-properties officeooo:rsid="00309f6c"/>
    </style:style>
    <style:style style:name="T14" style:family="text">
      <style:text-properties officeooo:rsid="003188a4"/>
    </style:style>
    <style:style style:name="T15" style:family="text">
      <style:text-properties officeooo:rsid="0033175c"/>
    </style:style>
    <style:style style:name="T16" style:family="text">
      <style:text-properties officeooo:rsid="0034b6ed"/>
    </style:style>
    <style:style style:name="T17" style:family="text">
      <style:text-properties officeooo:rsid="00369a9e"/>
    </style:style>
    <style:style style:name="T18" style:family="text">
      <style:text-properties officeooo:rsid="0036c569"/>
    </style:style>
    <style:style style:name="T19" style:family="text">
      <style:text-properties officeooo:rsid="003852f2"/>
    </style:style>
    <style:style style:name="T20" style:family="text">
      <style:text-properties officeooo:rsid="0038c8cc"/>
    </style:style>
    <style:style style:name="T21" style:family="text">
      <style:text-properties officeooo:rsid="0038eff7"/>
    </style:style>
    <style:style style:name="T22" style:family="text">
      <style:text-properties officeooo:rsid="003bf6b8"/>
    </style:style>
    <style:style style:name="T23" style:family="text">
      <style:text-properties officeooo:rsid="003f2259"/>
    </style:style>
    <style:style style:name="T24" style:family="text">
      <style:text-properties officeooo:rsid="0040476f"/>
    </style:style>
    <style:style style:name="T25" style:family="text">
      <style:text-properties officeooo:rsid="0041254f"/>
    </style:style>
    <style:style style:name="T26" style:family="text">
      <style:text-properties officeooo:rsid="004153a5"/>
    </style:style>
    <style:style style:name="T27" style:family="text">
      <style:text-properties officeooo:rsid="0042d7f8"/>
    </style:style>
    <style:style style:name="T28" style:family="text">
      <style:text-properties officeooo:rsid="00430b32"/>
    </style:style>
    <style:style style:name="T29" style:family="text">
      <style:text-properties officeooo:rsid="0044931f"/>
    </style:style>
    <style:style style:name="T30" style:family="text">
      <style:text-properties officeooo:rsid="00465552"/>
    </style:style>
    <style:style style:name="T31" style:family="text">
      <style:text-properties officeooo:rsid="00488473"/>
    </style:style>
    <style:style style:name="T32" style:family="text">
      <style:text-properties officeooo:rsid="004919d5"/>
    </style:style>
    <style:style style:name="T33" style:family="text">
      <style:text-properties officeooo:rsid="00495dc4"/>
    </style:style>
    <style:style style:name="T34" style:family="text">
      <style:text-properties officeooo:rsid="004aad3d"/>
    </style:style>
    <style:style style:name="T35" style:family="text">
      <style:text-properties officeooo:rsid="004aaea2"/>
    </style:style>
    <style:style style:name="T36" style:family="text">
      <style:text-properties officeooo:rsid="004b1c76"/>
    </style:style>
    <style:style style:name="T37" style:family="text">
      <style:text-properties officeooo:rsid="004c4f7d"/>
    </style:style>
    <style:style style:name="T38" style:family="text">
      <style:text-properties officeooo:rsid="004cc20c"/>
    </style:style>
    <style:style style:name="T39" style:family="text">
      <style:text-properties officeooo:rsid="004e0372"/>
    </style:style>
    <style:style style:name="T40" style:family="text">
      <style:text-properties officeooo:rsid="004e1260"/>
    </style:style>
    <style:style style:name="T41" style:family="text">
      <style:text-properties officeooo:rsid="0051934f"/>
    </style:style>
    <style:style style:name="T42" style:family="text">
      <style:text-properties officeooo:rsid="005479fb"/>
    </style:style>
    <style:style style:name="T43" style:family="text">
      <style:text-properties officeooo:rsid="00573951"/>
    </style:style>
    <style:style style:name="T44" style:family="text">
      <style:text-properties officeooo:rsid="005919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idterm Report</text:p>
      <text:p text:style-name="P12"/>
      <text:p text:style-name="P12">Team name: Team64</text:p>
      <text:p text:style-name="P12">Team members: Martin Klapacz, 03683247</text:p>
      <text:p text:style-name="P12"/>
      <text:p text:style-name="P13">Changes to assumptions in the midterm report:</text:p>
      <text:p text:style-name="P13">There are no specific changes to any of the plans or assumptions I have made in the initial report.</text:p>
      <text:p text:style-name="P13"/>
      <text:p text:style-name="P13"/>
      <text:p text:style-name="P15">Project architecture:</text:p>
      <text:p text:style-name="P15"/>
      <text:p text:style-name="P15">Logical structure:</text:p>
      <text:p text:style-name="P16">The most important class in my project is the ChordService struct, which represents a node in the chord network. <text:span text:style-name="T13">It implements all the RPCs I defined in Chord.proto file. </text:span></text:p>
      <text:p text:style-name="P16"/>
      <text:p text:style-name="P16">It <text:span text:style-name="T13">contains the </text:span><text:span text:style-name="T14">node </text:span><text:span text:style-name="T13">URL and </text:span>hash position identifier, that denotes its position in the <text:span text:style-name="T8">CHORD</text:span> hash ring.</text:p>
      <text:p text:style-name="P15">It <text:span text:style-name="T15">also contains</text:span> a Arc&lt;Mutex&lt;...&gt;&gt; reference to a FingerTable struct instance which stores URLs and hash positions of other nodes in the cluster according to the CHORD protocol. <text:span text:style-name="T16">Arc&lt;Mutex&lt;</text:span><text:span text:style-name="T17">FingerTable</text:span><text:span text:style-name="T16">&gt;&gt; </text:span><text:span text:style-name="T17">is a atomic reference-counted smart pointer to a mutex that contains a Fingertable instance. </text:span><text:span text:style-name="T18">This </text:span><text:span text:style-name="T20">guarantees thread- and memory-safety when</text:span><text:span text:style-name="T18"> </text:span><text:span text:style-name="T19">working with the </text:span><text:span text:style-name="T21">node </text:span><text:span text:style-name="T18">finger table.</text:span></text:p>
      <text:p text:style-name="P15"/>
      <text:p text:style-name="P17">Another entry in the ChordService struct is the predecessor. This is essentially equivalent to an entry in the finger table. According to the CHORD protocol each nodes needs to keep a reference to its predecessor.</text:p>
      <text:p text:style-name="P28"><text:span text:style-name="T9">We use the CHORD protocol to implement a distributed hash table. So every node also keeps a reference to a key value storage. The type of this field is Arc&lt;Mutex&lt;dyn KVStore + Send&gt;&gt;, which essentially is a</text:span><text:span text:style-name="T10">n</text:span><text:span text:style-name="T9"> reference to “something that implements” the KVStore trait. KVStore is an </text:span><text:span text:style-name="T10">key-value-storage interface. </text:span><text:span text:style-name="T11">Right now as the project is not finished yet, I only use a Hashmap wrapper named HashMapStore. </text:span><text:span text:style-name="T12">That’s a non-persistent storage, which is fine during development and debugging. </text:span></text:p>
      <text:p text:style-name="P28"/>
      <text:p text:style-name="P19">Process architecture:</text:p>
      <text:p text:style-name="P19">I designed the process architecture in such a way that there is a main function that starts up all other threads and awaits them:</text:p>
      <text:p text:style-name="P19"/>
      <text:p text:style-name="P21">Setup thread:</text:p>
      <text:p text:style-name="P20">When taking a look at the main.rs, <text:span text:style-name="T22">you can see that the first thread that is started is the setup thread.</text:span></text:p>
      <text:p text:style-name="P23">This node is responsible <text:span text:style-name="T34">creating</text:span> the finger table, key value storage and the predecessor entry for the node <text:span text:style-name="T34">according to the CHORD protocol.</text:span> <text:span text:style-name="T35">It gets the info wether we this node starts up a new or joins an existing cluster. In the latter case this thread is responsible for getting the routing information it needs from the other nodes. </text:span><text:span text:style-name="T23">As a last step it sends </text:span><text:span text:style-name="T36">reference</text:span><text:span text:style-name="T37">s</text:span><text:span text:style-name="T36"> to the fingertable and key value storages to the</text:span><text:span text:style-name="T23"> gRPC thread.</text:span></text:p>
      <text:p text:style-name="P22"/>
      <text:p text:style-name="P24">Tcp client thread:</text:p>
      <text:p text:style-name="P25">Another thread is the tcp client thread <text:span text:style-name="T24">which handles client connections. </text:span><text:span text:style-name="T25">For every incoming client connection it creates a separate thread that handles this client and </text:span><text:span text:style-name="T28">then</text:span><text:span text:style-name="T25">, again, waits for another client connection. </text:span><text:span text:style-name="T26">These client threads know the URL of the local gRPC thread </text:span><text:span text:style-name="T27">and can forward look-up requests and put/get operations </text:span><text:span text:style-name="T29">send by the client</text:span><text:span text:style-name="T27">.</text:span></text:p>
      <text:p text:style-name="P25"/>
      <text:p text:style-name="P26"><text:span text:style-name="T30">g</text:span>RPC thread:</text:p>
      <text:p text:style-name="P27"><text:soft-page-break/><text:span text:style-name="T38">This thread </text:span>start<text:span text:style-name="T38">s</text:span> <text:span text:style-name="T38">with</text:span> receiving the finger table, <text:span text:style-name="T31">key value storage and prede</text:span><text:span text:style-name="T38">ce</text:span><text:span text:style-name="T31">ssor infos </text:span><text:span text:style-name="T32">from the setup thread. </text:span><text:span text:style-name="T33">Then it regularly starts the gRPC server and is ready to answer gRPC requests from the local tcp thread or other remote nodes. </text:span></text:p>
      <text:p text:style-name="P18"/>
      <text:p text:style-name="P29">Shutdown thread:</text:p>
      <text:p text:style-name="P29">This thread is called when sending a SIGINT signal to the main thread. <text:span text:style-name="T39">It is responsible for saving the KV data to the predecessor before finally shutting down. </text:span><text:span text:style-name="T40">It is, however, now fully implemented.</text:span></text:p>
      <text:p text:style-name="P14"/>
      <text:p text:style-name="P30">Security Measures:</text:p>
      <text:p text:style-name="P30">Up to now, I have not implemented any security measures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Future work:</text:p>
      <text:p text:style-name="P31">1. The cluster join operation i<text:span text:style-name="T41">s in some cases not working correctly</text:span>. I still have to fix it.</text:p>
      <text:p text:style-name="P32"><text:span text:style-name="T42">2</text:span>. I want to add authentication mechanisms using certificates to the project.</text:p>
      <text:p text:style-name="P33">3. I need to implement the <text:span text:style-name="T43">CHORD </text:span>stabilization mechanism</text:p>
      <text:p text:style-name="P34">4. Add at least one persistent key-value storage</text:p>
      <text:p text:style-name="P34"/>
      <text:p text:style-name="P35">Workload distribution:</text:p>
      <text:p text:style-name="P35">As I in a one-person team, I did all the wor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18:03:36.693036005</meta:creation-date>
    <dc:date>2023-07-02T23:48:24.276217336</dc:date>
    <meta:editing-duration>PT1H39M40S</meta:editing-duration>
    <meta:editing-cycles>77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593" meta:character-count="3574" meta:non-whitespace-character-count="3010"/>
  </office:meta>
</office:document-meta>
</file>